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2.9528in" style:type="center"/>
          <style:tab-stop style:position="6.6535in" style:type="right"/>
        </style:tab-stops>
      </style:paragraph-properties>
      <style:text-properties fo:language="es" fo:country="ES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2483b8" officeooo:paragraph-rsid="0028a889"/>
    </style:style>
    <style:style style:name="P5" style:family="paragraph" style:parent-style-name="Standard">
      <style:text-properties officeooo:paragraph-rsid="0055adf4"/>
    </style:style>
    <style:style style:name="P6" style:family="paragraph" style:parent-style-name="Standard">
      <style:paragraph-properties fo:text-align="justify" style:justify-single-word="false"/>
      <style:text-properties officeooo:paragraph-rsid="0053f306"/>
    </style:style>
    <style:style style:name="P7" style:family="paragraph" style:parent-style-name="Standard">
      <loext:graphic-properties draw:fill="solid" draw:fill-color="#dddddd" draw:fill-image-width="0in" draw:fill-image-height="0in"/>
      <style:paragraph-properties fo:background-color="#dddddd"/>
      <style:text-properties officeooo:rsid="0057a852" officeooo:paragraph-rsid="0057a852"/>
    </style:style>
    <style:style style:name="P8" style:family="paragraph" style:parent-style-name="Standard">
      <style:text-properties officeooo:rsid="00598a5d" officeooo:paragraph-rsid="00598a5d"/>
    </style:style>
    <style:style style:name="P9" style:family="paragraph" style:parent-style-name="Standard">
      <style:text-properties officeooo:rsid="00598a5d" officeooo:paragraph-rsid="0059b61c"/>
    </style:style>
    <style:style style:name="P10" style:family="paragraph" style:parent-style-name="Standard">
      <loext:graphic-properties draw:fill="solid" draw:fill-color="#dddddd" draw:fill-image-width="0in" draw:fill-image-height="0in"/>
      <style:paragraph-properties fo:background-color="#dddddd"/>
      <style:text-properties officeooo:rsid="0055adf4" officeooo:paragraph-rsid="0053f306"/>
    </style:style>
    <style:style style:name="P11" style:family="paragraph" style:parent-style-name="Standard">
      <loext:graphic-properties draw:fill="solid" draw:fill-color="#dddddd" draw:fill-image-width="0in" draw:fill-image-height="0in"/>
      <style:paragraph-properties fo:background-color="#dddddd"/>
      <style:text-properties officeooo:rsid="00568aef" officeooo:paragraph-rsid="00598a5d"/>
    </style:style>
    <style:style style:name="P12" style:family="paragraph" style:parent-style-name="Standard">
      <loext:graphic-properties draw:fill="solid" draw:fill-color="#dddddd" draw:fill-image-width="0in" draw:fill-image-height="0in"/>
      <style:paragraph-properties fo:text-align="center" style:justify-single-word="false" fo:background-color="#dddddd"/>
      <style:text-properties fo:font-weight="bold" officeooo:rsid="00598a5d" officeooo:paragraph-rsid="00598a5d" style:font-weight-asian="bold" style:font-weight-complex="bold"/>
    </style:style>
    <style:style style:name="P13" style:family="paragraph" style:parent-style-name="Standard">
      <style:text-properties officeooo:paragraph-rsid="0053f306"/>
    </style:style>
    <style:style style:name="P14" style:family="paragraph" style:parent-style-name="Standard">
      <style:text-properties officeooo:rsid="005c0a5f" officeooo:paragraph-rsid="005c0a5f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3">
      <style:text-properties fo:language="es" fo:country="ES" officeooo:rsid="0055adf4" officeooo:paragraph-rsid="0055adf4"/>
    </style:style>
    <style:style style:name="P17" style:family="paragraph" style:parent-style-name="Heading_20_3">
      <style:text-properties fo:language="es" fo:country="ES" officeooo:rsid="00568aef" officeooo:paragraph-rsid="00568aef"/>
    </style:style>
    <style:style style:name="P18" style:family="paragraph" style:parent-style-name="Heading_20_1">
      <style:paragraph-properties fo:text-align="center" style:justify-single-word="false"/>
      <style:text-properties fo:language="es" fo:country="ES" officeooo:rsid="00596f6b" officeooo:paragraph-rsid="00596f6b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0783in" loext:contextual-spacing="false" fo:text-align="justify" style:justify-single-word="false" fo:orphans="2" fo:widows="2" fo:text-indent="0.3154in" style:auto-text-indent="false" fo:background-color="transparent" style:writing-mode="lr-tb"/>
      <style:text-properties fo:font-size="10pt" fo:language="es" fo:country="ES" officeooo:rsid="0057a852" officeooo:paragraph-rsid="0056b5c2" style:font-size-asian="10pt" style:font-size-complex="10pt"/>
    </style:style>
    <style:style style:name="P20" style:family="paragraph" style:parent-style-name="Standard" style:list-style-name="L1">
      <loext:graphic-properties draw:fill="solid" draw:fill-color="#dddddd" draw:fill-image-width="0in" draw:fill-image-height="0in"/>
      <style:paragraph-properties fo:background-color="#dddddd"/>
      <style:text-properties officeooo:rsid="0057a852" officeooo:paragraph-rsid="0057a852"/>
    </style:style>
    <style:style style:name="P21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596f6b"/>
    </style:style>
    <style:style style:name="T1" style:family="text">
      <style:text-properties officeooo:rsid="00596f6b"/>
    </style:style>
    <style:style style:name="T2" style:family="text">
      <style:text-properties officeooo:rsid="004fa28c"/>
    </style:style>
    <style:style style:name="T3" style:family="text">
      <style:text-properties officeooo:rsid="00237d71"/>
    </style:style>
    <style:style style:name="T4" style:family="text">
      <style:text-properties officeooo:rsid="0022d716"/>
    </style:style>
    <style:style style:name="T5" style:family="text">
      <style:text-properties officeooo:rsid="0056b5c2"/>
    </style:style>
    <style:style style:name="T6" style:family="text">
      <style:text-properties officeooo:rsid="0059b61c"/>
    </style:style>
    <style:style style:name="T7" style:family="text">
      <style:text-properties officeooo:rsid="0059fd15"/>
    </style:style>
    <style:style style:name="T8" style:family="text">
      <style:text-properties officeooo:rsid="005a02b2"/>
    </style:style>
    <style:style style:name="T9" style:family="text">
      <style:text-properties officeooo:rsid="005cc08f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center" style:horizontal-rel="paragraph" fo:background-color="#40618b" style:background-transparency="0%" draw:fill="solid" draw:fill-color="#40618b" draw:opacity="100%" fo:padding-left="0in" fo:padding-right="0in" fo:padding-top="0.05in" fo:padding-bottom="0in" fo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PRÁCTICA <text:span text:style-name="T2">3</text:span><text:line-break/><text:span text:style-name="T4">Diseño e implementación de un sistema gráfico</text:span></text:h>
      <text:h text:style-name="P18" text:outline-level="1">Plantilla para la descripción de la aplicación</text:h>
      <text:p text:style-name="P5"/>
      <text:h text:style-name="Heading_20_3" text:outline-level="3">Personas que forman el grupo de prácticas</text:h>
      <text:p text:style-name="P8"/>
      <text:p text:style-name="P8">Nombre <text:span text:style-name="T6">de Alumno</text:span>:<text:tab/><text:span text:style-name="T8">Jesús Sánchez de Lechina Tejada</text:span></text:p>
      <text:p text:style-name="P8"/>
      <text:p text:style-name="P9">Nombre <text:span text:style-name="T6">de Alumno</text:span>:<text:tab/><text:span text:style-name="T7">Luis Liñán Villafranca</text:span></text:p>
      <text:p text:style-name="P9"/>
      <text:p text:style-name="P9">Nombre <text:span text:style-name="T6">de la Aplicación</text:span>:<text:tab/><text:span text:style-name="T7">Tanks</text:span></text:p>
      <text:p text:style-name="P8"/>
      <text:h text:style-name="P16" text:outline-level="3">Descripción</text:h>
      <text:p text:style-name="P13"/>
      <text:p text:style-name="P14">Tanques que disparan amor a patitos hacen que esos patitos se vayan felices a casa.</text:p>
      <text:p text:style-name="P14">Vamos a implementar una versión del juego “Wii Play: Tanks”. En nuestra versión <text:span text:style-name="T9">no habrá violencia.</text:span></text:p>
      <text:p text:style-name="P12">(sustituir estos párrafos sombreados por vuestra descripción)</text:p>
      <text:p text:style-name="P10">Describir la aplicación que se va a realizar y cuál va a ser su funcionalidad. Si se va a realizar una aplicación basada en otra existente, por ejemplo, voy a hacer el juego ‘tal’, incluir una captura de pantalla de ese juego y que funcionalidad concreta se va a incluir (posiblemente el juego original incorpore muchos aspectos que no se van a incluir en vuestra versión).</text:p>
      <text:p text:style-name="P7">Se puede separar la funcionalidad en dos apartados:</text:p>
      <text:list xml:id="list2216884261" text:style-name="L1">
        <text:list-item>
          <text:p text:style-name="P20">Funcionalidad mínima que se va a incluir</text:p>
        </text:list-item>
        <text:list-item>
          <text:p text:style-name="P20">Funcionalidad extra que se incluirá si da tiempo.</text:p>
        </text:list-item>
      </text:list>
      <text:p text:style-name="P19"/>
      <text:p text:style-name="P3"/>
      <text:h text:style-name="P17" text:outline-level="3">interacción</text:h>
      <text:p text:style-name="P4"/>
      <text:p text:style-name="P12">(sustituir estos párrafos sombreados por vuestra descripción)</text:p>
      <text:p text:style-name="P11">Indicar cómo se va interactuar con la aplicación. Por ejemplo, supongamos un juego <text:span text:style-name="T5">para jugar al ajedrez. Habría que indicar si para mover una pieza se va a pinchar y arrastrar con el ratón, o se va a pinchar la pieza y entonces se van a iluminar los escaques donde podría moverse esa pieza para que se haga clic en el que se desea.</text:span></text:p>
      <text:p text:style-name="P7">La idea de este documento es que tengáis las cosas bastante pensadas antes de poneros a <text:s/>desarrollar. El ir pensando las cosas ‘sobre la marcha’ sería una mala estrategia que os consumiría bastante tiempo.</text:p>
      <text:p text:style-name="P7">No obstante, se van a permitir cambios puntuales sobre lo inicialmente previsto, siempre que estén justificados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margin-top="0.139in" fo:margin-bottom="0.139in" loext:contextual-spacing="false" fo:line-height="115%"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0783in" loext:contextual-spacing="false" fo:text-align="justify" style:justify-single-word="false" fo:orphans="2" fo:widows="2" fo:text-indent="0.2957in" style:auto-text-indent="false" style:writing-mode="lr-tb"/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 draw:opacity="100%"/>
      <style:paragraph-properties fo:margin-top="0.139in" fo:margin-bottom="0in" loext:contextual-spacing="false" fo:background-color="#4f81bd" fo:padding="0in" fo:border="3pt solid #4f81bd"/>
      <style:text-properties fo:text-transform="uppercase" fo:color="#ffffff" fo:font-size="11pt" fo:letter-spacing="0.0102in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 draw:opacity="100%"/>
      <style:paragraph-properties fo:margin-top="0.139in" fo:margin-bottom="0in" loext:contextual-spacing="false" fo:background-color="#dbe5f1" fo:padding="0in" fo:border="3pt solid #dbe5f1"/>
      <style:text-properties fo:text-transform="uppercase" fo:font-size="11pt" fo:letter-spacing="0.0102in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.028in" fo:padding-right="0in" fo:padding-top="0.028in" fo:padding-bottom="0in" fo:border-left="0.74pt solid #4f81bd" fo:border-right="none" fo:border-top="0.74pt solid #4f81bd" fo:border-bottom="none"/>
      <style:text-properties fo:text-transform="uppercase" fo:color="#243f60" fo:font-size="11pt" fo:letter-spacing="0.0102in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2957in" fo:margin-right="3.4437in" fo:margin-top="0.2083in" fo:margin-bottom="0.1665in" loext:contextual-spacing="false" fo:text-indent="0in" style:auto-text-indent="false" fo:padding-left="0.028in" fo:padding-right="0in" fo:padding-top="0.028in" fo:padding-bottom="0in" fo:border-left="0.74pt dotted #4f81bd" fo:border-right="none" fo:border-top="0.74pt dotted #4f81bd" fo:border-bottom="none"/>
      <style:text-properties fo:color="#365f91" fo:font-size="11pt" fo:letter-spacing="0.0071in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solid #4f81bd"/>
      <style:text-properties fo:text-transform="uppercase" fo:color="#365f91" fo:font-size="11pt" fo:letter-spacing="0.0071in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dotted #4f81bd"/>
      <style:text-properties fo:text-transform="uppercase" fo:color="#365f91" fo:font-size="11pt" fo:letter-spacing="0.0071in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2083in" fo:margin-bottom="0in" loext:contextual-spacing="false"/>
      <style:text-properties fo:text-transform="uppercase" fo:color="#365f91" fo:font-size="11pt" fo:letter-spacing="0.0071in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083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2083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.5in" fo:margin-bottom="0.0783in" loext:contextual-spacing="false"/>
      <style:text-properties fo:text-transform="uppercase" fo:color="#4f81bd" fo:font-size="26pt" fo:letter-spacing="0.0071in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6945in" loext:contextual-spacing="false" fo:line-height="100%"/>
      <style:text-properties fo:text-transform="uppercase" fo:color="#595959" fo:font-size="12pt" fo:letter-spacing="0.0071in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783in" loext:contextual-spacing="false" fo:text-indent="0.2957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9in" fo:margin-right="0.8in" fo:margin-top="0in" fo:margin-bottom="0in" loext:contextual-spacing="false" fo:text-align="justify" style:justify-single-word="false" fo:text-indent="0.2957in" style:auto-text-indent="false" fo:padding-left="0.139in" fo:padding-right="0in" fo:padding-top="0.139in" fo:padding-bottom="0in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102in" fo:background-color="#4f81bd"/>
    </style:style>
    <style:style style:name="Título_20_2_20_Car" style:display-name="Título 2 Car" style:family="text" style:parent-style-name="Default_20_Paragraph_20_Font">
      <style:text-properties fo:text-transform="uppercase" fo:letter-spacing="0.0102in" fo:background-color="#dbe5f1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102in"/>
    </style:style>
    <style:style style:name="Título_20_4_20_Car" style:display-name="Título 4 Car" style:family="text" style:parent-style-name="Default_20_Paragraph_20_Font">
      <style:text-properties fo:color="#365f91" fo:letter-spacing="0.0071in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071in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071in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071in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071in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071in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35in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2.9528in" style:type="center"/>
          <style:tab-stop style:position="6.6535in" style:type="right"/>
        </style:tab-stops>
      </style:paragraph-properties>
      <style:text-properties fo:language="es" fo:country="ES"/>
    </style:style>
    <style:style style:name="MP2" style:family="paragraph" style:parent-style-name="Standard">
      <style:text-properties style:font-name="Cambria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596f6b"/>
    </style:style>
    <style:style style:name="MT2" style:family="text">
      <style:text-properties officeooo:rsid="004fa28c"/>
    </style:style>
    <style:style style:name="MT3" style:family="text">
      <style:text-properties officeooo:rsid="00237d71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center" style:horizontal-rel="paragraph" fo:background-color="#40618b" style:background-transparency="0%" draw:fill="solid" draw:fill-color="#40618b" draw:opacity="100%" fo:padding-left="0in" fo:padding-right="0in" fo:padding-top="0.05in" fo:padding-bottom="0in" fo:border="0.06pt solid #000000"/>
    </style:style>
    <style:page-layout style:name="Mpm1">
      <style:page-layout-properties fo:page-width="8.2681in" fo:page-height="11.6929in" style:num-format="1" style:print-orientation="portrait" fo:margin-top="0.5in" fo:margin-bottom="0.3244in" fo:margin-left="0.7874in" fo:margin-right="0.7874in" style:writing-mode="lr-tb" style:layout-grid-color="#c0c0c0" style:layout-grid-lines="2687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4634in" fo:margin-left="0in" fo:margin-right="0in" fo:margin-top="0.4236in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<text:span text:style-name="MT1">7</text:span>/201<text:span text:style-name="MT1">8</text:span><text:tab/><text:tab/>Práctica <text:span text:style-name="MT2">3</text:span>: Creación de un <text:span text:style-name="MT3">Sistema Gráfico Libre</text:span></text:p>
      </style:header>
      <style:footer>
        <text:p text:style-name="MP2"><draw:frame draw:style-name="Mfr1" draw:name="Marco1" text:anchor-type="char" svg:width="0.3965in" svg:height="0.4665in" draw:z-index="1"><draw:text-box><text:p text:style-name="MP3"><text:page-number text:select-page="current">2</text:page-number></text:p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jmelero</meta:initial-creator>
    <meta:editing-cycles>84</meta:editing-cycles>
    <meta:print-date>2016-02-04T16:02:37.642522000</meta:print-date>
    <meta:creation-date>2009-04-16T11:32:00</meta:creation-date>
    <dc:date>2018-04-24T16:17:24.934212335</dc:date>
    <meta:editing-duration>PT17H42M9S</meta:editing-duration>
    <meta:generator>LibreOffice/6.0.1.1$Linux_X86_64 LibreOffice_project/00m0$Build-1</meta:generator>
    <meta:document-statistic meta:table-count="0" meta:image-count="0" meta:object-count="0" meta:page-count="2" meta:paragraph-count="21" meta:word-count="306" meta:character-count="1832" meta:non-whitespace-character-count="1547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